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text-properties style:font-name="Times New Roman" fo:font-size="12pt"/>
    </style:style>
    <style:style style:name="P2" style:family="paragraph" style:parent-style-name="Text_20_body">
      <style:paragraph-properties fo:margin-top="0cm" fo:margin-bottom="0cm"/>
      <style:text-properties style:font-name="Times New Roman" fo:font-size="12pt" style:font-size-asian="12pt" style:font-size-complex="12pt"/>
    </style:style>
    <style:style style:name="P3" style:family="paragraph" style:parent-style-name="Text_20_body">
      <style:paragraph-properties fo:margin-top="0cm" fo:margin-bottom="0cm"/>
      <style:text-properties style:font-name="Times New Roman" fo:font-size="12pt" fo:font-weight="normal" style:font-size-asian="12pt" style:font-weight-asian="normal" style:font-size-complex="12pt" style:font-weight-complex="normal"/>
    </style:style>
    <style:style style:name="P4" style:family="paragraph" style:parent-style-name="Text_20_body">
      <style:paragraph-properties fo:margin-top="0cm" fo:margin-bottom="0cm"/>
      <style:text-properties style:font-name="Times New Roman" fo:font-size="12pt" fo:font-weight="bold" style:font-size-asian="12pt" style:font-size-complex="12pt"/>
    </style:style>
    <style:style style:name="P5" style:family="paragraph" style:parent-style-name="Text_20_body" style:master-page-name="HTML">
      <style:paragraph-properties fo:margin-top="0cm" fo:margin-bottom="0cm" style:page-number="auto"/>
      <style:text-properties style:font-name="Times New Roman" fo:font-size="12pt" fo:font-weight="bold" style:font-size-asian="12pt" style:font-size-complex="12pt"/>
    </style:style>
    <style:style style:name="P6" style:family="paragraph" style:parent-style-name="Text_20_body" style:list-style-name="L1">
      <style:paragraph-properties fo:margin-top="0cm" fo:margin-bottom="0cm"/>
      <style:text-properties style:font-name="Times New Roman" fo:font-size="12pt" style:font-size-asian="12pt" style:font-size-complex="12pt"/>
    </style:style>
    <style:style style:name="P7" style:family="paragraph" style:parent-style-name="Text_20_body" style:list-style-name="L2">
      <style:paragraph-properties fo:margin-top="0cm" fo:margin-bottom="0cm"/>
      <style:text-properties style:font-name="Times New Roman" fo:font-size="12pt" style:font-size-asian="12pt" style:font-size-complex="12pt"/>
    </style:style>
    <style:style style:name="P8" style:family="paragraph" style:parent-style-name="Text_20_body" style:list-style-name="L3">
      <style:paragraph-properties fo:margin-top="0cm" fo:margin-bottom="0cm"/>
      <style:text-properties style:font-name="Times New Roman" fo:font-size="12pt" style:font-size-asian="12pt" style:font-size-complex="12pt"/>
    </style:style>
    <style:style style:name="P9" style:family="paragraph" style:parent-style-name="Text_20_body" style:list-style-name="L4">
      <style:paragraph-properties fo:margin-top="0cm" fo:margin-bottom="0cm"/>
      <style:text-properties style:font-name="Times New Roman" fo:font-size="12pt" style:font-size-asian="12pt" style:font-size-complex="12pt"/>
    </style:style>
    <style:style style:name="P10" style:family="paragraph" style:parent-style-name="Text_20_body" style:list-style-name="L3">
      <style:paragraph-properties fo:margin-left="-1.251cm" fo:margin-right="0cm" fo:margin-top="0cm" fo:margin-bottom="0cm" fo:text-indent="0cm" style:auto-text-indent="false"/>
      <style:text-properties style:font-name="Times New Roman" fo:font-size="12pt" style:font-size-asian="12pt" style:font-size-complex="12pt"/>
    </style:style>
    <style:style style:name="P11" style:family="paragraph" style:parent-style-name="Text_20_body" style:list-style-name="L3">
      <style:paragraph-properties fo:margin-left="0cm" fo:margin-right="0cm" fo:margin-top="0cm" fo:margin-bottom="0cm" fo:text-indent="0cm" style:auto-text-indent="false"/>
      <style:text-properties style:font-name="Times New Roman" fo:font-size="12pt" style:font-size-asian="12pt" style:font-size-complex="12pt"/>
    </style:style>
    <style:style style:name="P12" style:family="paragraph" style:parent-style-name="Text_20_body" style:list-style-name="L3">
      <style:paragraph-properties fo:margin-left="1.251cm" fo:margin-right="0cm" fo:margin-top="0cm" fo:margin-bottom="0cm" fo:text-indent="0cm" style:auto-text-indent="false"/>
      <style:text-properties style:font-name="Times New Roman" fo:font-size="12pt" style:font-size-asian="12pt" style:font-size-complex="12pt"/>
    </style:style>
    <style:style style:name="P13" style:family="paragraph" style:parent-style-name="Text_20_body" style:list-style-name="L3">
      <style:paragraph-properties fo:margin-left="2.501cm" fo:margin-right="0cm" fo:margin-top="0cm" fo:margin-bottom="0cm" fo:text-indent="0cm" style:auto-text-indent="false"/>
      <style:text-properties style:font-name="Times New Roman" fo:font-size="12pt" style:font-size-asian="12pt" style:font-size-complex="12pt"/>
    </style:style>
    <style:style style:name="T1" style:family="text">
      <style:text-properties fo:font-weight="bold"/>
    </style:style>
    <style:style style:name="T2" style:family="text">
      <style:text-properties fo:font-weight="bold" style:font-size-asian="12pt" style:font-size-complex="12pt"/>
    </style:style>
    <style:style style:name="T3" style:family="text">
      <style:text-properties style:font-size-asian="12pt" style:font-size-complex="12pt"/>
    </style:style>
    <style:style style:name="T4" style:family="text">
      <style:text-properties fo:font-weight="normal" style:font-size-asian="12pt" style:font-weight-asian="normal" style:font-size-complex="12pt" style:font-weight-complex="normal"/>
    </style:style>
    <style:style style:name="T5" style:family="text">
      <style:text-properties fo:color="#000000" style:font-name="Times New Roman" fo:font-weight="normal" style:font-size-asian="12pt" style:font-weight-asian="normal" style:font-size-complex="12pt" style:font-weight-complex="normal"/>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vyiu"/>Name</text:p>
      <text:p text:style-name="P1"><text:bookmark text:name="vyiu1"/><text:span text:style-name="T5">Ursula (Herkunft: Altdeutsch/Germanisch, Bedeutung: Munteres Füllen)</text:span><text:span text:style-name="T3"><text:line-break/></text:span><text:bookmark text:name="vyiu2"/><text:span text:style-name="T3"><text:line-break/></text:span><text:bookmark text:name="vyiu3"/><text:span text:style-name="T2">Beschreibung</text:span><text:bookmark text:name="vyiu4"/><text:span text:style-name="T3"><text:line-break/></text:span><text:bookmark text:name="vyiu6"/><text:span text:style-name="T4">Ursula ist eine alte Heilerin, Waldläuferin und Druidin. Zumindest bezeichnet sie sich selbst so. Seit vielen Jahren lebt sie abseits des Bauernhofs in einer Art Grotte an der Felswand des Berges auf dem Talras steht. Sie möchte nach den Werten der alten Gesellschaft leben und sich der sowohl der Natur als auch der Anbetung der Göttin Krepar widmen. Dazu verkaufte sie vor vielen Jahren ihren Besitz und lies sich eine Kreparstatue nach ihrer Vorstellung derer, die sie durch Bücher erlangte, errichten.</text:span></text:p>
      <text:p text:style-name="P3">Seitdem lebt sie einsam in ihrer Grotte und vor allem die Bauern kommen oft zu ihr, wenn sie einen weisen Rat oder Heilung suchen.</text:p>
      <text:p text:style-name="P3">In der Burg gilt sie eher als Verrückte als als Weise. Ihr erstes Wissen über die alte, naturverbundene Gesellschaft erlangte sie durch ihre damaligen Studien für einen großen Klerikerorden aus dem Westen, in dessen Bibliothek sie arbeitete.</text:p>
      <text:p text:style-name="P1"><text:span text:style-name="T4">Nachdem sie dann aus diesem austrat und ihr Glück als fahrende Händlerin suchte, dauerte es nicht lange, bis sie ihr altes Leben ganz aufgab, um sich ein neues suchen zu können. </text:span><text:span text:style-name="T3"><text:line-break/></text:span><text:bookmark text:name="vyiu8"/><text:bookmark text:name="vyiu7"/><text:span text:style-name="T2"><text:line-break/>Ort</text:span></text:p>
      <text:p text:style-name="P3"><text:bookmark text:name="atp73"/>Felsgrotte bei Talras</text:p>
      <text:p text:style-name="P4"><text:bookmark text:name="vyiu12"/><text:bookmark text:name="vyiu111"/><text:line-break/>Tagesablauf<text:bookmark text:name="vyiu13"/><text:bookmark text:name="vyiu11"/></text:p>
      <text:list xml:id="list1831714521" text:style-name="L1">
        <text:list-item>
          <text:p text:style-name="P6">Morgens - mittags – Liest ein Buch am Altar.</text:p>
        </text:list-item>
        <text:list-item>
          <text:p text:style-name="P6">Mittags - abends – Steht an der Feuerstelle.</text:p>
        </text:list-item>
        <text:list-item>
          <text:p text:style-name="P6">Nachts - Schläft in ihrem Bett.</text:p>
        </text:list-item>
      </text:list>
      <text:p text:style-name="P2"><text:bookmark text:name="vyiu15"/><text:line-break/><text:bookmark text:name="vyiu16"/><text:span text:style-name="T1">Zugehörigkeit</text:span><text:bookmark text:name="vyiu17"/><text:line-break/><text:bookmark text:name="f-855"/>-</text:p>
      <text:p text:style-name="P2"><text:bookmark text:name="vyiu20"/><text:bookmark text:name="vyiu19"/><text:span text:style-name="T1"><text:line-break/></text:span><text:bookmark text:name="f-856"/><text:span text:style-name="T1">Aufträge</text:span></text:p>
      <text:list xml:id="list1514071568" text:style-name="L2">
        <text:list-item>
          <text:p text:style-name="P7"><text:bookmark text:name="dfq10"/><text:bookmark text:name="dfq1"/>Sekundär – <text:bookmark text:name="z0dk3"/>Die Kraft der Eiche</text:p>
        </text:list-item>
      </text:list>
      <text:p text:style-name="P2"><text:bookmark text:name="vyiu23"/><text:line-break/><text:bookmark text:name="ik9t1"/><text:span text:style-name="T1">Dialog</text:span><text:bookmark text:name="vyiu24"/><text:bookmark text:name="ik9t"/></text:p>
      <text:list xml:id="list88189718" text:style-name="L3">
        <text:list-item>
          <text:p text:style-name="P8">Was machst du hier?</text:p>
          <text:list>
            <text:list-item>
              <text:p text:style-name="P8"><text:bookmark text:name="ik9t2"/><text:bookmark text:name="f0wr"/>N:<text:bookmark text:name="gg5p"/> Leben. Dies ist mein Heim, Fremder. Vielleicht etwas ungewohnt für einen aus unserem Königreich Stammenden, aber hier lässt es sich durchaus leben.</text:p>
            </text:list-item>
            <text:list-item>
              <text:p text:style-name="P8">N: Ich bin Ursula, Waldläuferin, Druidin und Heilerin. Das heißt, ich bin keine Jägerin, denn ich respektiere das Leben, sei es nun das eines Menschen, Hochelfen, Tieres oder sonst irgendeines. Druidin bedeutet, dass ich an die Göttin Krepar, die Göttin der Natur, glaube.</text:p>
            </text:list-item>
            <text:list-item>
              <text:p text:style-name="P8">N: Ich weiß, viele Leute haben sich den Göttern abgewandt, selbst im Adel ist es mehr eine Art Zeitvertreib und Symbolik für Wohlstand und Rechtschaffenheit geworden. Aber ich glaube aus dem tiefsten Herzen heraus.</text:p>
            </text:list-item>
          </text:list>
        </text:list-item>
        <text:list-item>
          <text:p text:style-name="P8"><text:bookmark text:name="ik9t9"/><text:bookmark text:name="gg5p1"/>Wie ist dein Leben hier draußen so? (Nach Begrüßung)</text:p>
          <text:list>
            <text:list-item>
              <text:p text:style-name="P8"><text:bookmark text:name="ik9t10"/><text:bookmark text:name="fdvr"/>N: <text:bookmark text:name="dnw_"/>Angenehm und auch nicht einsam, falls du das glaubst. Oft kommen die Bauern und auch manche Jäger zu mir und suchen Heilung oder meinen Rat.</text:p>
            </text:list-item>
            <text:list-item>
              <text:p text:style-name="P8">N: Nur hier draußen fühle ich mich zu Natur verbunden genug, um Krepar eine würdige Dienerin oder besser gesagt Freundin zu sein.</text:p>
            </text:list-item>
            <text:list-item>
              <text:p text:style-name="P8">N: Manchmal mache ich auch lange Wanderungen durch die hiesigen Wälder, um die Schönheit zu betrachten, die Krepar uns schenkte.</text:p>
            </text:list-item>
            <text:list-item>
              <text:p text:style-name="P10">Womit verdienst du deinen Lebensunterhalt? (Nach Begrüßung)</text:p>
            </text:list-item>
            <text:list-item>
              <text:p text:style-name="P11">N: Ich brauche nicht viel zum Leben. Das Meiste erhalte ich durch Gnade Krepars von der Natur und den Rest verdiene ich mir sowohl durch meinen Rat und Beistand als auch durch meine Heilkünste und mein altes Wissen.</text:p>
            </text:list-item>
            <text:list-item>
              <text:p text:style-name="P10">Erzähl mir mehr von Krepar. (Nach Begrüßung)</text:p>
            </text:list-item>
            <text:list-item>
              <text:p text:style-name="P11">N: Krepar ist eine der der vier Götter. Einst war ich eine Dienerin der Kleriker, welche den Gott Urang verehren. Bei diesen lernte ich durch meine Stellung als Bibliothekarin der großen <text:soft-page-break/>Bibliothek des Ordens in Klerfurt eine Menge über die alte Gesellschaft, die sich noch mehr zur Natur verbunden fühlte.</text:p>
            </text:list-item>
            <text:list-item>
              <text:p text:style-name="P11">N: Damals lebten die Leute noch in einfachen Hütten in den Wäldern und waren eins mit der Natur.</text:p>
            </text:list-item>
            <text:list-item>
              <text:p text:style-name="P11">N: Druiden, weise Persönlichkeiten, beteten Krepar, die Göttin der Natur und Symbiose an. Auf ihren Rat hörten die Bewohner der kleinen Siedlungen und suchten ihren Rat, wenn es etwas zu bewältigen gab.</text:p>
            </text:list-item>
            <text:list-item>
              <text:p text:style-name="P11">N: Anders als die heutigen Orden, gab es weniger durch die Herkunft bedingte Herrschaftshierarchien. Man respektierte die Alten und Weisen, denn ihr Rat war meist der beste.</text:p>
            </text:list-item>
            <text:list-item>
              <text:p text:style-name="P11">N: Krepar schuf die Natur um uns herum. Jeder Baum, jede Pflanze und jedes Tier ist ein Geschöpf ihrer. Daher sollte man sie ehren und dankbar sein.</text:p>
            </text:list-item>
          </text:list>
        </text:list-item>
        <text:list-item>
          <text:p text:style-name="P8"><text:bookmark text:name="gg5p2"/>Kannst du mich heilen? (Nach Begrüßung)</text:p>
          <text:list>
            <text:list-item>
              <text:p text:style-name="P8"><text:bookmark text:name="ik9t28"/><text:bookmark text:name="kj70"/>N: Krepar, leihe mir deine Kraft!</text:p>
            </text:list-item>
            <text:list-item>
              <text:p text:style-name="P8">Charakter ist geheilt.</text:p>
            </text:list-item>
            <text:list-item>
              <text:p text:style-name="P10">Kann ich dir irgendwie helfen? (Nach Begrüßung)</text:p>
            </text:list-item>
            <text:list-item>
              <text:p text:style-name="P11">N: Sehe ich denn aus als bräuchte ich Hilfe?</text:p>
            </text:list-item>
            <text:list-item>
              <text:p text:style-name="P11">C: Na ja …</text:p>
            </text:list-item>
            <text:list-item>
              <text:p text:style-name="P11">N: Schon gut, ich brauche tatsächlich Hilfe.</text:p>
            </text:list-item>
            <text:list-item>
              <text:p text:style-name="P11">N: Ganz in der Nähe gibt es eine alte Eiche. Sie spendete mir stets Schatten während meiner langen Stunden des Nachdenkens. Doch nun haben starke, wilde Kreaturen die Eiche für sich in Anspruch genommen.</text:p>
            </text:list-item>
            <text:list-item>
              <text:p text:style-name="P11">N: Da aber auch sie Geschöpfe Krepars sind, möchte ich, dass du sie nicht tötest, sondern ihre Geister einfängst.</text:p>
            </text:list-item>
            <text:list-item>
              <text:p text:style-name="P11">C: Wie soll ich das anstellen?</text:p>
            </text:list-item>
            <text:list-item>
              <text:p text:style-name="P11">N: Dazu gebe ich dir diesen Totem. Bring mir den Geist von einer der Kreaturen, damit ich sie verstehen lerne und mich mit ihnen anfreunden kann und ich werde dir etwas schenken.</text:p>
            </text:list-item>
            <text:list-item>
              <text:p text:style-name="P11">C: Und was?</text:p>
            </text:list-item>
            <text:list-item>
              <text:p text:style-name="P11">N: Das siehst du dann noch.</text:p>
            </text:list-item>
            <text:list-item>
              <text:p text:style-name="P12">Gut.</text:p>
            </text:list-item>
            <text:list-item>
              <text:p text:style-name="P13">N: Ich danke dir.</text:p>
            </text:list-item>
            <text:list-item>
              <text:p text:style-name="P13">Neuer Auftrag „Die Kraft der Eiche“</text:p>
            </text:list-item>
            <text:list-item>
              <text:p text:style-name="P12">Kein Interesse.</text:p>
            </text:list-item>
            <text:list-item>
              <text:p text:style-name="P13">N: Wie du meinst.</text:p>
            </text:list-item>
            <text:list-item>
              <text:p text:style-name="P10">Du kannst die Geister wilder Kreaturen einfangen? (Nachdem der Charakter gefragt hat, ob er irgendwie helfen kann)</text:p>
            </text:list-item>
            <text:list-item>
              <text:p text:style-name="P11">N: Ja, jeder kann das. Man braucht nur Geduld und muss von der Vorstellung der Vorherrschaft seiner eigenen Rasse wegkommen. Zeige dem Lebewesen deinen Respekt. Wenn du das beherrscht, wird es auch dich respektieren und das ermöglicht dir, zu seinem Geist durchzudringen.</text:p>
            </text:list-item>
            <text:list-item>
              <text:p text:style-name="P11">N: Natürlich lernt man das nicht mal eben so, vielleicht ist „einfangen“ auch das falsche Wort. Man versucht vielmehr eins zu werden mit der Kreatur und wenn sie deine gute Absicht bemerkt, lässt sie dich an ihren Geist.</text:p>
            </text:list-item>
            <text:list-item>
              <text:p text:style-name="P11">C: Aber was ist daran eine gute Absicht?</text:p>
            </text:list-item>
            <text:list-item>
              <text:p text:style-name="P11">N: Nun, ich lasse den Geist ja wieder frei, nachdem wir Informationen miteinander ausgetauscht haben.</text:p>
            </text:list-item>
            <text:list-item>
              <text:p text:style-name="P11">C: Informationen?</text:p>
            </text:list-item>
            <text:list-item>
              <text:p text:style-name="P11">N: Du würdest dich sicher wundern, wenn du wüsstest, wie viel eine wilde Kreatur weiß. Sie vermag es vielleicht nicht, es aufzuschreiben oder anderen durch Sprache mitzuteilen, aber viele der wilden Kreaturen, auf die ich traf wussten mehr als so mancher sogenannter Zivilisierter.</text:p>
            </text:list-item>
            <text:list-item>
              <text:p text:style-name="P10">Hier hast du deinen Totem wieder. (Auftragsziel 2 des Auftrags „Die Kraft der Eiche“ ist aktiv)</text:p>
            </text:list-item>
            <text:list-item>
              <text:p text:style-name="P11">Charakter gibt Ursula den Totem zurück.</text:p>
            </text:list-item>
            <text:list-item>
              <text:p text:style-name="P11">N: Du hast es also geschafft? Gut gemacht. Pass auf, ich gebe dir einen anderen Totem mit einem Teil der Seele dieser Kreatur.</text:p>
            </text:list-item>
            <text:list-item>
              <text:p text:style-name="P11"><text:soft-page-break/>N: Mit dem Toten wirst du in der Lage sein, die Kreatur herbeizurufen, zumindest mit einem Teil ihrer ursprünglichen Stärke. Allerdings wird sie keinen eigenen Instinkt haben und dir stets treu ergeben sein.</text:p>
            </text:list-item>
            <text:list-item>
              <text:p text:style-name="P11">N: Ziehe einen guten Nutzen daraus und behandle sie gut. Hier hast du noch ein paar Goldmünzen für deine Hilfe. Nun kann ich endlich eins werden mit diesen Wesen und mein Wissen mit ihm teilen.</text:p>
            </text:list-item>
            <text:list-item>
              <text:p text:style-name="P11">Auftrag „Die Kraft der Eiche“ abgeschlossen.</text:p>
            </text:list-item>
            <text:list-item>
              <text:p text:style-name="P11">Charakter erhält einen verzauberten Totem.</text:p>
            </text:list-item>
            <text:list-item>
              <text:p text:style-name="P10">Verkaufst du auch was? (Nach Begrüßung)</text:p>
            </text:list-item>
            <text:list-item>
              <text:p text:style-name="P11">N: Ja, ich möchte mein Wissen teilen. Einige meiner Bücher nützen mir nicht mehr viel, denn ich kenne sie bereits fast auswendig. Diese verkaufe ich, damit ich mir noch etwas Lebensunterhalt dazu verdienen kann.</text:p>
            </text:list-item>
            <text:list-item>
              <text:p text:style-name="P11">N: Ich werde nämlich langsam zu alt, um hinauszuziehen und Nahrung zu sammeln.</text:p>
            </text:list-item>
            <text:list-item>
              <text:p text:style-name="P11">N: Auch wenn ich nicht viel von Besitz halte, so verkaufe ich die Bücher nicht gerade billig, da es wohl mein einziger, für gewöhnliche Leute ebenfalls wertvoller Besitz ist. Und glaube mir, es sind wahre Schätze darunter!</text:p>
            </text:list-item>
            <text:list-item>
              <text:p text:style-name="P11">N: Noch viel wertvoller aber sind die Kreaturen, die mir von Zeit zu Zeit zulaufen. Sie sind zwar nicht mein Besitz, aber ich verlange auch für sie ein paar Goldmünzen, da sie mir auf Dauer sehr ans Herz wachsen.</text:p>
            </text:list-item>
            <text:list-item>
              <text:p text:style-name="P11">C: Wovon sprichst du?</text:p>
            </text:list-item>
            <text:list-item>
              <text:p text:style-name="P11">N: Von den Katzen, die mir zulaufen. Hier in der Gegend scheint es von Katzen nur so zu wimmeln. Ich teile mein Essen mit ihnen und sie leben mit mir zusammen.</text:p>
            </text:list-item>
            <text:list-item>
              <text:p text:style-name="P11">N: Da es wohl immer mehr werden, werde ich mich vermutlich von einigen von ihnen trennen <text:s/>müssen, wenn ich nicht selbst verhungern will.</text:p>
            </text:list-item>
            <text:list-item>
              <text:p text:style-name="P11">N: Wenn du mir versprichst dich gut um sie zu kümmern, werde ich dir auch sie verkaufen.</text:p>
            </text:list-item>
          </text:list>
        </text:list-item>
      </text:list>
      <text:p text:style-name="P2"><text:bookmark text:name="vyiu53"/><text:line-break/><text:bookmark text:name="adhu1"/><text:span text:style-name="T1">Handel</text:span><text:bookmark text:name="vyiu54"/><text:bookmark text:name="adhu"/></text:p>
      <text:list xml:id="list318125884" text:style-name="L4">
        <text:list-item>
          <text:p text:style-name="P9">2 Bücher</text:p>
        </text:list-item>
        <text:list-item>
          <text:p text:style-name="P9"><text:bookmark text:name="j85t"/>1 dickes Buch</text:p>
        </text:list-item>
        <text:list-item>
          <text:p text:style-name="P9">3 Katz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152cm" fo:margin-right="0.152cm" fo:margin-top="0.152cm" fo:margin-bottom="0.152cm" fo:text-indent="0cm"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100%"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Tamino Dauth</meta:initial-creator>
    <meta:creation-date>2009-08-17T23:46:51</meta:creation-date>
    <dc:date>2012-12-12T00:51:33</dc:date>
    <dc:language>en-US</dc:language>
    <meta:editing-cycles>107</meta:editing-cycles>
    <meta:editing-duration>PT6H45M43S</meta:editing-duration>
    <meta:document-statistic meta:table-count="0" meta:image-count="0" meta:object-count="0" meta:page-count="3" meta:paragraph-count="75" meta:word-count="1330" meta:character-count="7655" meta:non-whitespace-character-count="6455"/>
    <meta:user-defined meta:name="Info 1"/>
    <meta:user-defined meta:name="Info 2"/>
    <meta:user-defined meta:name="Info 3"/>
    <meta:user-defined meta:name="Info 4"/>
    <meta:hyperlink-behaviour office:target-frame-name="_top" xlink:show="replace"/>
  </office:meta>
</office:document-meta>
</file>